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ext_5f_body">
      <style:paragraph-properties fo:text-align="center" style:justify-single-word="false"/>
    </style:style>
    <style:style style:name="P3" style:family="paragraph" style:parent-style-name="Index_20_1">
      <style:paragraph-properties>
        <style:tab-stops>
          <style:tab-stop style:position="4.6728in" style:type="right" style:leader-style="dotted" style:leader-text="."/>
        </style:tab-stops>
      </style:paragraph-properties>
    </style:style>
    <style:style style:name="P4" style:family="paragraph" style:parent-style-name="Index_20_Separator">
      <style:paragraph-properties>
        <style:tab-stops/>
      </style:paragraph-properties>
    </style:style>
    <style:style style:name="P5" style:family="paragraph" style:parent-style-name="Contents_20_1">
      <style:paragraph-properties>
        <style:tab-stops>
          <style:tab-stop style:position="4.6728in" style:type="right" style:leader-style="dotted" style:leader-text="."/>
        </style:tab-stops>
      </style:paragraph-properties>
    </style:style>
    <style:style style:name="P6" style:family="paragraph" style:parent-style-name="Contents_20_2">
      <style:paragraph-properties>
        <style:tab-stops>
          <style:tab-stop style:position="4.6728in" style:type="right" style:leader-style="dotted" style:leader-text="."/>
        </style:tab-stops>
      </style:paragraph-properties>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BOOK_5f_Bulleted_5f_list_5f_end" style:list-style-name="BOOK_5f_Bulleted_5f_list"/>
    <style:style style:name="P9" style:family="paragraph" style:parent-style-name="BOOK_5f_Text_5f_body" style:list-style-name="L1">
      <style:paragraph-properties fo:text-align="center" style:justify-single-word="false"/>
    </style:style>
    <style:style style:name="P10" style:family="paragraph" style:parent-style-name="BOOK_5f_Text_5f_body" style:list-style-name="L1"/>
    <style:style style:name="P11" style:family="paragraph" style:parent-style-name="BOOK_5f_Text_5f_body" style:list-style-name="L1"/>
    <style:style style:name="P12" style:family="paragraph" style:parent-style-name="BOOK_5f_Text_5f_body" style:list-style-name="L2">
      <style:paragraph-properties fo:text-align="start" style:justify-single-word="false"/>
    </style:style>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3">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4">
      <style:paragraph-properties fo:text-align="start" style:justify-single-word="false"/>
    </style:style>
    <style:style style:name="P17" style:family="paragraph" style:parent-style-name="BOOK_5f_Text_5f_body" style:list-style-name="L2"/>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1" style:master-page-name="BOOK_5f_Blank_5f_page">
      <style:paragraph-properties fo:text-align="center" style:justify-single-word="false"/>
    </style:style>
    <style:style style:name="P21" style:family="paragraph" style:parent-style-name="BOOK_5f_Bulleted_5f_list" style:list-style-name="BOOK_5f_Bulleted_5f_list"/>
    <style:style style:name="P22" style:family="paragraph" style:parent-style-name="BOOK_5f_Bulleted_5f_list" style:list-style-name="BOOK_5f_Bulleted_5f_list"/>
    <style:style style:name="P23" style:family="paragraph" style:parent-style-name="BOOK_5f_Bulleted_5f_list" style:list-style-name="BOOK_5f_Bulleted_5f_list"/>
    <style:style style:name="P24" style:family="paragraph" style:parent-style-name="BOOK_5f_Bulleted_5f_list" style:list-style-name="BOOK_5f_Bulleted_5f_list"/>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Tip_5f_body" style:list-style-name="L5">
      <style:paragraph-properties fo:text-align="start" style:justify-single-word="false"/>
    </style:style>
    <style:style style:name="P34" style:family="paragraph" style:parent-style-name="BOOK_5f_Heading_5f_1" style:list-style-name="L2"/>
    <style:style style:name="P35" style:family="paragraph" style:parent-style-name="BOOK_5f_Heading_5f_1" style:list-style-name="L2"/>
    <style:style style:name="P36" style:family="paragraph" style:parent-style-name="BOOK_5f_Heading_5f_1" style:list-style-name="L2"/>
    <style:style style:name="P37" style:family="paragraph" style:parent-style-name="BOOK_5f_Heading_5f_1" style:list-style-name="L2"/>
    <style:style style:name="P38" style:family="paragraph" style:parent-style-name="BOOK_5f_Heading_5f_1" style:list-style-name="L2"/>
    <style:style style:name="P39" style:family="paragraph" style:parent-style-name="BOOK_5f_Copyright" style:list-style-name="L1" style:master-page-name="BOOK_5f_Blank_5f_page"/>
    <style:style style:name="P40" style:family="paragraph" style:parent-style-name="BOOK_5f_Preface" style:list-style-name="L2"/>
    <style:style style:name="P41"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style:font-name="Bitstream Vera Serif"/>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827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6">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0">Version: 0.9.0 Modified: <text:modification-date style:data-style-name="N84">2007-10-09</text:modification-date></text:p>
        </text:list-item>
        <text:list-item>
          <text:p text:style-name="P9"><draw:frame draw:style-name="fr2" draw:name="graphics1" text:anchor-type="paragraph" svg:x="0.7063in" svg:y="2.528in" svg:width="3.2602in" svg:height="1.3681in" draw:z-index="10"><draw:image xlink:href="Pictures/10000000000003CF000001994CA09128.png" xlink:type="simple" xlink:show="embed" xlink:actuate="onLoad"/></draw:frame></text:p>
        </text:list-item>
        <text:list-item>
          <text:p text:style-name="P39">Copyright</text:p>
        </text:list-item>
        <text:list-item>
          <text:p text:style-name="P10">This documentation is released under GNU Free Documentation License (<text:a xlink:type="simple" xlink:href="http://www.gnu.org/licenses/fdl.html">http://www.gnu.org/licenses/fdl.html</text:a>)</text:p>
        </text:list-item>
        <text:list-item>
          <text:p text:style-name="P10"><text:span text:style-name="T3">©</text:span> Dmitri Popov, 2007</text:p>
        </text:list-item>
        <text:list-item>
          <text:p text:style-name="P41">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5">Preface<text:tab/>iii</text:p>
          <text:p text:style-name="P6">About this user guide<text:tab/>iii</text:p>
          <text:p text:style-name="P6">Conventions used in this guide<text:tab/>iii</text:p>
          <text:p text:style-name="P6">Language and formats<text:tab/>iii</text:p>
          <text:p text:style-name="P6">Technical notes<text:tab/>iv</text:p>
          <text:p text:style-name="P6">About the author<text:tab/>iv</text:p>
          <text:p text:style-name="P5">About Writer’s Tools<text:tab/>1</text:p>
          <text:p text:style-name="P6">License and download<text:tab/>2</text:p>
          <text:p text:style-name="P5">Installing and Configuring Writer’s Tools<text:tab/>4</text:p>
          <text:p text:style-name="P6">Upgrading Writer’s Tools<text:tab/>4</text:p>
          <text:p text:style-name="P6">Registering the WriterDB Database<text:tab/>5</text:p>
          <text:p text:style-name="P6">Changing the Default Browser<text:tab/>5</text:p>
          <text:p text:style-name="P6">Adding Email Address to the Email Backup Tool<text:tab/>6</text:p>
          <text:p text:style-name="P6">Adding FTP Address to the Remote Backup Tool<text:tab/>7</text:p>
          <text:p text:style-name="P6">Editing the List of References in the Lookup Tool<text:tab/>7</text:p>
          <text:p text:style-name="P6">Tweaking the Word Hunt Game<text:tab/>9</text:p>
          <text:p text:style-name="P5">Importing data into the WriterDB database<text:tab/>10</text:p>
          <text:p text:style-name="P5">Alphabetical Index<text:tab/>11</text:p>
        </text:index-body>
      </text:table-of-content>
      <text:list text:style-name="L2">
        <text:list-item>
          <text:p text:style-name="P40">Preface</text:p>
        </text:list-item>
        <text:list-item>
          <text:h text:style-name="P34"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34" text:outline-level="2">Conventions used in this guide</text:h>
        </text:list-item>
        <text:list-item>
          <text:p text:style-name="P12">Plain text – Indicates menu titles, menu items, buttons, and keyboard shortcuts such as Shift and Ctrl.</text:p>
        </text:list-item>
        <text:list-item>
          <text:p text:style-name="P12"><text:span text:style-name="BOOK_5f_Italic">Italic text</text:span> – Indicates books and other publications as well as certain menu items to avoid ambiguity.</text:p>
        </text:list-item>
      </text:list>
      <text:list text:style-name="L3">
        <text:list-item>
          <text:p text:style-name="P14"><text:span text:style-name="BOOK_5f_Monospaced">Monospaced text – </text:span>Indicates file extensions, commands, file names, and hyperlinks.</text:p>
        </text:list-item>
        <text:list-item>
          <text:p text:style-name="P14"><text:span text:style-name="BOOK_5f_Monospaced"><text:span text:style-name="T1">Underlined monospaced text</text:span></text:span> – Indicates working hyperlinks.</text:p>
        </text:list-item>
      </text:list>
      <text:list text:style-name="L4">
        <text:list-item>
          <text:p text:style-name="P16"><text:span text:style-name="BOOK_5f_Code">Code</text:span> – Indicates code examples, commands options, functions, HTML examples, and output from commands.</text:p>
        </text:list-item>
      </text:list>
      <text:list text:style-name="L5">
        <text:list-item>
          <text:p text:style-name="P33">TIP – Tips and notes are set off by lines above and below.</text:p>
        </text:list-item>
      </text:list>
      <text:list text:style-name="L2" text:continue-numbering="true">
        <text:list-item>
          <text:h text:style-name="P34" text:outline-level="2">Language and formats</text:h>
        </text:list-item>
        <text:list-item>
          <text:p text:style-name="P17">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34" text:outline-level="2">Technical notes</text:h>
        </text:list-item>
        <text:list-item>
          <text:p text:style-name="P17">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4" text:outline-level="2">About the author</text:h>
        </text:list-item>
        <text:list-item>
          <text:p text:style-name="P17">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BOOK_5f_Text_5f_body">Writer’s Tools is an all-around tool designed to help OpenOffice.org users to perform a wide range of tasks. It makes easier to backup documents, look up and translate words and phrases, manage text snippets, and keep tabs on document statistics.</text:p>
      <text:p text:style-name="P2"><draw:frame draw:style-name="fr1" draw:name="Frame1" text:anchor-type="as-char" svg:width="2.8016in" draw:z-index="0"><draw:text-box fo:min-height="2.4681in"><text:p text:style-name="Figure"><draw:frame draw:style-name="fr3" draw:name="writertools.png" text:anchor-type="paragraph" svg:x="0in" svg:y="0.0118in" svg:width="2.8016in" style:rel-width="100%" svg:height="2.4689in"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2"> Writer's Tools</text:span></text:p></draw:text-box></draw:frame></text:p>
      <text:p text:style-name="BOOK_5f_Text_5f_body">Writer’s Tools includes the following utilities:</text:p>
      <text:list text:style-name="BOOK_5f_Bulleted_5f_list">
        <text:list-item>
          <text:p text:style-name="P21"><text:span text:style-name="BOOK_5f_Bold">Lookup Tool</text:span> allows you to lookup the currently selected word in several online references, including Cambridge Dictionaries, WordNet, <text:s text:c="2"/>Ask Oxford, Google Define, and BEOLINGUS.</text:p>
        </text:list-item>
        <text:list-item>
          <text:p text:style-name="P21"><text:span text:style-name="BOOK_5f_Bold">Google Translate</text:span> allows users to quickly translate selected text fragments between different languages using the Google Translate service.</text:p>
        </text:list-item>
        <text:list-item>
          <text:p text:style-name="P21"><text:span text:style-name="BOOK_5f_Bold">Show on the Map</text:span> tool allows you to select a city, a street name, or a postal code and map it using Google Maps.</text:p>
        </text:list-item>
        <text:list-item>
          <text:p text:style-name="P21"><text:span text:style-name="BOOK_5f_Bold">Email Backup</text:span> can be used to quickly send a backup copy of the currently opened document to a specified email address.</text:p>
        </text:list-item>
        <text:list-item>
          <text:p text:style-name="P21"><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P21"><text:span text:style-name="BOOK_5f_Bold">Remote Backup</text:span> allows you to quickly save a backup copy of the current document on a FTP server.</text:p>
        </text:list-item>
        <text:list-item>
          <text:p text:style-name="P21"><text:span text:style-name="T4">Wikify Word</text:span> tool links a selected word or text fragment in the current document to a created on the fly Writer document. For example, if the word “Monkey” is selected, the macro automatically links it to the created <text:span text:style-name="BOOK_5f_Monospaced">Monkey.odt</text:span> document.</text:p>
        </text:list-item>
        <text:list-item>
          <text:p text:style-name="P21"><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P21"><text:span text:style-name="BOOK_5f_Bold">Word Hunt Game</text:span> is a simple game, where you have to guess the word randomly picked by Writer.</text:p>
        </text:list-item>
        <text:list-item>
          <text:p text:style-name="P21"><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1"><text:span text:style-name="BOOK_5f_Bold">Add to Basket</text:span> tool designed to quickly add text snippets, links, and notes to the supplied database. You can also categorize and tag the added entries.</text:p>
        </text:list-item>
        <text:list-item>
          <text:p text:style-name="P21"><text:span text:style-name="T4">Tasks</text:span> tool is a no-frills to-do manager that allows you to quickly add , view, and purge tasks.</text:p>
        </text:list-item>
        <text:list-item>
          <text:p text:style-name="P8"><text:span text:style-name="T4">Writer Templates</text:span> is a separate extension that contains an article and a book template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49470300"/>Extension Manager<text:alphabetical-index-mark-end text:id="IMark149470300"/>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49469228"/>WriterDB<text:alphabetical-index-mark-end text:id="IMark149469228"/> Database</text:h>
            </text:list-item>
          </text:list>
        </text:list-item>
      </text:list>
      <text:p text:style-name="BOOK_5f_Text_5f_body">The Timer Tool, Word of the Day, Add to Basket, and Tasks tools rely on the WriterDB database that must be registered as an OpenOffice.org <text:alphabetical-index-mark-start text:id="IMark149470300"/>data source<text:alphabetical-index-mark-end text:id="IMark149470300"/>. To do this, launch OpenOffice.org and choose Tools -&gt; Options. Select OpenOffice.org Base -&gt; Databases and press the New button. Select the WriterDB database and give the new connection the “WriterDB” name as shown in the figure below:</text:p>
      <text:p text:style-name="P2"><draw:frame draw:style-name="fr1" draw:name="Frame2" text:anchor-type="as-char" svg:width="4.3307in" draw:z-index="2"><draw:text-box fo:min-height="2.1374in"><text:p text:style-name="Figure"><draw:frame draw:style-name="fr3" draw:name="databaseconnection.png" text:anchor-type="paragraph" svg:x="0in" svg:y="0.0118in" svg:width="4.3307in" style:rel-width="100%" svg:height="2.1374in" style:rel-height="scale" draw:z-index="3"><draw:image xlink:href="Pictures/10000000000002D90000016924CEFCC7.png" xlink:type="simple" xlink:show="embed" xlink:actuate="onLoad"/></draw:frame>Figure <text:sequence text:ref-name="refFigure1" text:name="Figure" text:formula="ooow:Figure+1" style:num-format="1">2</text:sequence>:<text:span text:style-name="T2">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r are using Firefox as your default browser. If this is not the case, you have to adjust Writer's Tools settings.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2"><draw:frame draw:style-name="fr1" draw:name="Frame3" text:anchor-type="as-char" svg:width="4.3307in" draw:z-index="4"><draw:text-box fo:min-height="2.0783in"><text:p text:style-name="Figure"><draw:frame draw:style-name="fr3" draw:name="organizemacros.png" text:anchor-type="paragraph" svg:x="0.0016in" svg:y="0.011in" svg:width="4.3307in" style:rel-width="100%" svg:height="2.0783in" style:rel-height="scale" draw:z-index="5"><draw:image xlink:href="Pictures/10000000000002320000010EDB0E0D3E.png" xlink:type="simple" xlink:show="embed" xlink:actuate="onLoad"/></draw:frame>Figure <text:sequence text:ref-name="refFigure2" text:name="Figure" text:formula="ooow:Figure+1" style:num-format="1">3</text:sequence>:<text:span text:style-name="T2"> Opening the LookupTool macro</text:span></text:p></draw:text-box></draw:frame></text:p>
      <text:p text:style-name="BOOK_5f_Text_5f_body">Locate the following line at right under the copyright notice:</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2"><draw:frame draw:style-name="fr1" draw:name="Frame4" text:anchor-type="as-char" svg:width="4.3307in" draw:z-index="6"><draw:text-box fo:min-height="2.8862in"><text:p text:style-name="Figure"><draw:frame draw:style-name="fr3" draw:name="editreferencelist.png" text:anchor-type="paragraph" svg:x="0.0016in" svg:y="0.011in" svg:width="4.3307in" style:rel-width="100%" svg:height="2.8862in" style:rel-height="scale" draw:z-index="7"><draw:image xlink:href="Pictures/10000000000003CB00000287FC238AA3.png" xlink:type="simple" xlink:show="embed" xlink:actuate="onLoad"/></draw:frame>Figure <text:sequence text:ref-name="refFigure3" text:name="Figure" text:formula="ooow:Figure+1" style:num-format="1">4</text:sequence>:<text:span text:style-name="T2">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wo OpenOffice.org Writer a generic article and book templates. To install the extension, launch OpenOffice.org, and choose Tools -&gt; Extension Manager. Select the My Extensions section, and press the Add button. Select the downloaded <text:span text:style-name="BOOK_5f_Monospaced">WriterTemples.oxt</text:span> extension, and press OK.</text:p>
      <text:p text:style-name="P2"><draw:frame draw:style-name="fr1" draw:name="Frame5" text:anchor-type="as-char" svg:width="4.3307in" draw:z-index="8"><draw:text-box fo:min-height="2.6811in"><text:p text:style-name="Figure"><draw:frame draw:style-name="fr3" draw:name="newtemplate.png" text:anchor-type="paragraph" svg:x="0.0016in" svg:y="0.011in" svg:width="4.3307in" style:rel-width="100%" svg:height="2.6811in" style:rel-height="scale" draw:z-index="9"><draw:image xlink:href="Pictures/1000000000000272000001849EBA3E2B.png" xlink:type="simple" xlink:show="embed" xlink:actuate="onLoad"/></draw:frame>Figure <text:sequence text:ref-name="refFigure4" text:name="Figure" text:formula="ooow:Figure+1" style:num-format="1">5</text:sequence>:<text:span text:style-name="T2">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D</text:p>
          <text:p text:style-name="P3">Data source<text:tab/>5</text:p>
          <text:p text:style-name="P4">E</text:p>
          <text:p text:style-name="P3">Extension Manager<text:tab/>4</text:p>
          <text:p text:style-name="P4">W</text:p>
          <text:p text:style-name="P3">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in"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in" fo:margin-right="0in" fo:margin-top="0in" fo:margin-bottom="0.0827in" fo:text-indent="0in"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in" fo:margin-right="0in" fo:text-indent="0in"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in" fo:margin-right="0in" fo:margin-top="0.0827in" fo:margin-bottom="0.0429in" fo:text-indent="0in"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5in"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in" fo:margin-right="0in" fo:line-height="150%" fo:text-indent="0in" style:auto-text-indent="false">
        <style:tab-stops>
          <style:tab-stop style:position="6.4957in"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in" fo:margin-right="0in" fo:line-height="150%" fo:text-indent="0in" style:auto-text-indent="false">
        <style:tab-stops>
          <style:tab-stop style:position="6.2992in"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in" fo:margin-bottom="0.1654in" fo:break-before="page" fo:padding-left="0.1181in" fo:padding-right="0.1181in" fo:padding-top="0.1181in" fo:padding-bottom="0.0398in" fo:border-left="none" fo:border-right="none" fo:border-top="none" fo:border-bottom="0.0008in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0827in" fo:margin-bottom="0.1654in"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in" fo:margin-bottom="0.0827in"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in" fo:margin-bottom="0.1654in"/>
    </style:style>
    <style:style style:name="BOOK_5f_Numbered_5f_list" style:display-name="BOOK_Numbered_list" style:family="paragraph" style:parent-style-name="BOOK_5f_Text_5f_body" style:master-page-name="">
      <style:paragraph-properties fo:margin-top="0in" fo:margin-bottom="0.0827in"/>
    </style:style>
    <style:style style:name="BOOK_5f_Numbered_5f_list_5f_end" style:display-name="BOOK_Numbered_list_end" style:family="paragraph" style:parent-style-name="BOOK_5f_Text_5f_body" style:next-style-name="BOOK_5f_Text_5f_body" style:master-page-name="">
      <style:paragraph-properties fo:margin-top="0in" fo:margin-bottom="0.1654in"/>
    </style:style>
    <style:style style:name="BOOK_5f_Tip_5f_header" style:display-name="BOOK_Tip_header" style:family="paragraph" style:parent-style-name="BOOK_5f_Text_5f_body" style:next-style-name="BOOK_5f_Tip_5f_body" style:master-page-name="">
      <style:paragraph-properties fo:margin-top="0.0827in" fo:margin-bottom="0in" fo:padding="0in"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in" fo:margin-bottom="0.1654in" fo:padding="0.1654in" fo:border-left="none" fo:border-right="none" fo:border-top="0.0008in solid #000000" fo:border-bottom="0.0008in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in" fo:margin-bottom="0in" fo:text-align="center" style:justify-single-word="false" fo:padding="0.0193in" fo:border-left="none" fo:border-right="none" fo:border-top="none" fo:border-bottom="0.0008in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193in" fo:border-left="none" fo:border-right="none" fo:border-top="0.0008in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in" fo:margin-bottom="0in"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in" fo:margin-right="0in" fo:margin-top="0in" fo:margin-bottom="0.1654in" fo:line-height="100%" fo:text-align="start" style:justify-single-word="false" fo:text-indent="0in"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in"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in" fo:margin-bottom="0in"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BOOK_5f_Bulleted_5f_list" style:display-name="BOOK_Bulleted_list">
      <text:list-level-style-bullet text:level="1" text:style-name="Bullet_20_Symbols" style:num-suffix="." text:bullet-char="•">
        <style:list-level-properties text:min-label-distance="0.0398in"/>
        <style:text-properties style:font-name="StarSymbol1"/>
      </text:list-level-style-bullet>
      <text:list-level-style-bullet text:level="2" text:style-name="Bullet_20_Symbols" style:num-suffix="." text:bullet-char="•">
        <style:list-level-properties text:space-before="0.5in" text:min-label-width="0.25in" text:min-label-distance="0.0398in"/>
        <style:text-properties style:font-name="StarSymbol1"/>
      </text:list-level-style-bullet>
      <text:list-level-style-bullet text:level="3" text:style-name="Bullet_20_Symbols" style:num-suffix="." text:bullet-char="•">
        <style:list-level-properties text:space-before="0.75in" text:min-label-width="0.25in" text:min-label-distance="0.0398in"/>
        <style:text-properties style:font-name="StarSymbol1"/>
      </text:list-level-style-bullet>
      <text:list-level-style-bullet text:level="4" text:style-name="Bullet_20_Symbols" style:num-suffix="." text:bullet-char="•">
        <style:list-level-properties text:space-before="1in" text:min-label-width="0.25in" text:min-label-distance="0.0398in"/>
        <style:text-properties style:font-name="StarSymbol1"/>
      </text:list-level-style-bullet>
      <text:list-level-style-bullet text:level="5" text:style-name="Bullet_20_Symbols" style:num-suffix="." text:bullet-char="•">
        <style:list-level-properties text:space-before="1.25in" text:min-label-width="0.25in" text:min-label-distance="0.0398in"/>
        <style:text-properties style:font-name="StarSymbol1"/>
      </text:list-level-style-bullet>
      <text:list-level-style-bullet text:level="6" text:style-name="Bullet_20_Symbols" style:num-suffix="." text:bullet-char="•">
        <style:list-level-properties text:space-before="1.5in" text:min-label-width="0.25in" text:min-label-distance="0.0398in"/>
        <style:text-properties style:font-name="StarSymbol1"/>
      </text:list-level-style-bullet>
      <text:list-level-style-bullet text:level="7" text:style-name="Bullet_20_Symbols" style:num-suffix="." text:bullet-char="•">
        <style:list-level-properties text:space-before="1.75in" text:min-label-width="0.25in" text:min-label-distance="0.0398in"/>
        <style:text-properties style:font-name="StarSymbol1"/>
      </text:list-level-style-bullet>
      <text:list-level-style-bullet text:level="8" text:style-name="Bullet_20_Symbols" style:num-suffix="." text:bullet-char="•">
        <style:list-level-properties text:space-before="2in" text:min-label-width="0.25in" text:min-label-distance="0.0398in"/>
        <style:text-properties style:font-name="StarSymbol1"/>
      </text:list-level-style-bullet>
      <text:list-level-style-bullet text:level="9" text:style-name="Bullet_20_Symbols" style:num-suffix="." text:bullet-char="•">
        <style:list-level-properties text:space-before="2.25in" text:min-label-width="0.25in" text:min-label-distance="0.0398in"/>
        <style:text-properties style:font-name="StarSymbol1"/>
      </text:list-level-style-bullet>
      <text:list-level-style-bullet text:level="10" text:style-name="Bullet_20_Symbols" style:num-suffix="." text:bullet-char="•">
        <style:list-level-properties text:space-before="2.5in" text:min-label-width="0.25in" text:min-label-distance="0.0398in"/>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0398in"/>
      </text:list-level-style-number>
      <text:list-level-style-number text:level="2" style:num-suffix="." style:num-format="1">
        <style:list-level-properties text:space-before="0.5in" text:min-label-width="0.25in" text:min-label-distance="0.0398in"/>
      </text:list-level-style-number>
      <text:list-level-style-number text:level="3" style:num-suffix="." style:num-format="1">
        <style:list-level-properties text:space-before="0.75in" text:min-label-width="0.25in" text:min-label-distance="0.0398in"/>
      </text:list-level-style-number>
      <text:list-level-style-number text:level="4" style:num-suffix="." style:num-format="1">
        <style:list-level-properties text:space-before="1in" text:min-label-width="0.25in" text:min-label-distance="0.0398in"/>
      </text:list-level-style-number>
      <text:list-level-style-number text:level="5" style:num-suffix="." style:num-format="1">
        <style:list-level-properties text:space-before="1.25in" text:min-label-width="0.25in" text:min-label-distance="0.0398in"/>
      </text:list-level-style-number>
      <text:list-level-style-number text:level="6" style:num-suffix="." style:num-format="1">
        <style:list-level-properties text:space-before="1.5in" text:min-label-width="0.25in" text:min-label-distance="0.0398in"/>
      </text:list-level-style-number>
      <text:list-level-style-number text:level="7" style:num-suffix="." style:num-format="1">
        <style:list-level-properties text:space-before="1.75in" text:min-label-width="0.25in" text:min-label-distance="0.0398in"/>
      </text:list-level-style-number>
      <text:list-level-style-number text:level="8" style:num-suffix="." style:num-format="1">
        <style:list-level-properties text:space-before="2in" text:min-label-width="0.25in" text:min-label-distance="0.0398in"/>
      </text:list-level-style-number>
      <text:list-level-style-number text:level="9" style:num-suffix="." style:num-format="1">
        <style:list-level-properties text:space-before="2.25in" text:min-label-width="0.25in" text:min-label-distance="0.0398in"/>
      </text:list-level-style-number>
      <text:list-level-style-number text:level="10" style:num-suffix="." style:num-format="1">
        <style:list-level-properties text:space-before="2.5in" text:min-label-width="0.25in" text:min-label-distance="0.0398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3" style:page-usage="left">
      <style:page-layout-properties fo:page-width="6in" fo:page-height="9in" style:num-format="1" style:print-orientation="portrait" fo:margin-top="0.5in" fo:margin-bottom="0.5in" fo:margin-left="0.5in" fo:margin-right="0.827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4"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5" style:page-usage="right">
      <style:page-layout-properties fo:page-width="6in" fo:page-height="9in" style:num-format="i" style:print-orientation="portrait" fo:margin-top="0.5in" fo:margin-bottom="0.5in" fo:margin-left="0.8272in" fo:margin-right="0.5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6" style:page-usage="left">
      <style:page-layout-properties fo:page-width="6in" fo:page-height="9in" style:num-format="i" style:print-orientation="portrait" fo:margin-top="0.5in" fo:margin-bottom="0.5in" fo:margin-left="0.5in" fo:margin-right="0.827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7" style:page-usage="right">
      <style:page-layout-properties fo:page-width="6in" fo:page-height="9in" style:num-format="i"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8" style:page-usage="right">
      <style:page-layout-properties fo:page-width="6in" fo:page-height="9in" style:num-format="1" style:print-orientation="portrait" fo:margin-top="0.5in" fo:margin-bottom="0.5in" fo:margin-left="0.8272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9" style:page-usage="right">
      <style:page-layout-properties fo:page-width="6in" fo:page-height="9in" style:num-format="1" style:print-orientation="portrait" fo:margin-top="0.5in" fo:margin-bottom="0.5in" fo:margin-left="0.8272in" fo:margin-right="0.5in" style:shadow="none"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10" style:page-usage="left">
      <style:page-layout-properties fo:page-width="6in" fo:page-height="9in" style:num-format="1" style:print-orientation="portrait" fo:margin-top="0.5in" fo:margin-bottom="0.5in" fo:margin-left="0.5in" fo:margin-right="0.8272in"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11" style:page-usage="right">
      <style:page-layout-properties fo:page-width="6in" fo:page-height="9in" style:num-format="1" style:print-orientation="portrait" fo:margin-top="0.5in" fo:margin-bottom="0.5in" fo:margin-left="0.8272in" fo:margin-right="0.5in" style:writing-mode="lr-tb" style:footnote-max-height="0in">
        <style:columns fo:column-count="2">
          <style:column style:rel-width="3364*" fo:start-indent="0in" fo:end-indent="0.1161in"/>
          <style:column style:rel-width="3365*" fo:start-indent="0.1161in" fo:end-indent="0in"/>
        </style:columns>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Using Writer Templates</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Importing data into the WriterDB database</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mitri Popov</meta:initial-creator>
    <meta:creation-date>2007-03-06T16:24:29</meta:creation-date>
    <dc:date>2007-10-09T21:53:53</dc:date>
    <dc:language>da-DK</dc:language>
    <meta:editing-cycles>614</meta:editing-cycles>
    <meta:editing-duration>PT19H53M7S</meta:editing-duration>
    <meta:user-defined meta:name="Info 1"/>
    <meta:user-defined meta:name="Info 2"/>
    <meta:user-defined meta:name="Info 3"/>
    <meta:user-defined meta:name="Info 4"/>
    <meta:document-statistic meta:table-count="0" meta:image-count="6" meta:object-count="0" meta:page-count="21" meta:paragraph-count="137" meta:word-count="2164" meta:character-count="13835"/>
  </office:meta>
</office:document-meta>
</file>